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gistrationException.EndpointRegist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ationException.EndpointRegist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ationException.EndpointRegist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ationException.EndpointRegistr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